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s" fo:country="ES" style:text-underline-style="solid" style:text-underline-width="auto" style:text-underline-color="font-color" fo:font-weight="bold" officeooo:rsid="00087f4b" officeooo:paragraph-rsid="00087f4b"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language="es" fo:country="ES" style:text-underline-style="none" officeooo:rsid="00087f4b" officeooo:paragraph-rsid="00087f4b" style:font-size-asian="10.5pt" style:font-size-complex="12pt"/>
    </style:style>
    <style:style style:name="P3" style:family="paragraph" style:parent-style-name="Standard" style:list-style-name="L1">
      <style:paragraph-properties fo:text-align="start" style:justify-single-word="false"/>
      <style:text-properties fo:font-size="12pt" fo:language="es" fo:country="ES" style:text-underline-style="none" officeooo:rsid="00087f4b" officeooo:paragraph-rsid="00087f4b" style:font-size-asian="10.5pt" style:font-size-complex="12pt"/>
    </style:style>
    <style:style style:name="P4" style:family="paragraph" style:parent-style-name="Standard" style:list-style-name="">
      <style:paragraph-properties fo:text-align="start" style:justify-single-word="false"/>
      <style:text-properties fo:font-size="12pt" fo:language="es" fo:country="ES" style:text-underline-style="none" officeooo:rsid="00087f4b" officeooo:paragraph-rsid="00087f4b" style:font-size-asian="10.5pt" style:font-size-complex="12pt"/>
    </style:style>
    <style:style style:name="P5" style:family="paragraph" style:parent-style-name="Standard" style:list-style-name="L1">
      <style:paragraph-properties fo:text-align="start" style:justify-single-word="false"/>
      <style:text-properties fo:font-size="12pt" fo:language="es" fo:country="ES" style:text-underline-style="none" officeooo:rsid="0008f31d" officeooo:paragraph-rsid="0008f31d" style:font-size-asian="10.5pt" style:font-size-complex="12pt"/>
    </style:style>
    <style:style style:name="P6" style:family="paragraph" style:parent-style-name="Standard" style:list-style-name="L1">
      <style:paragraph-properties fo:text-align="start" style:justify-single-word="false"/>
      <style:text-properties fo:font-size="12pt" fo:language="es" fo:country="ES" style:text-underline-style="none" officeooo:rsid="0008f31d" officeooo:paragraph-rsid="0012056b" style:font-size-asian="10.5pt" style:font-size-complex="12pt"/>
    </style:style>
    <style:style style:name="P7" style:family="paragraph" style:parent-style-name="Standard">
      <style:paragraph-properties fo:text-align="start" style:justify-single-word="false"/>
      <style:text-properties fo:font-size="12pt" fo:language="es" fo:country="ES" style:text-underline-style="none" officeooo:rsid="0008f31d" officeooo:paragraph-rsid="0008f31d" style:font-size-asian="10.5pt" style:font-size-complex="12pt"/>
    </style:style>
    <style:style style:name="P8" style:family="paragraph" style:parent-style-name="Standard">
      <style:paragraph-properties fo:text-align="start" style:justify-single-word="false"/>
      <style:text-properties fo:font-size="12pt" fo:language="es" fo:country="ES" style:text-underline-style="none" officeooo:rsid="0008f31d" officeooo:paragraph-rsid="000b1cee" style:font-size-asian="10.5pt" style:font-size-complex="12pt"/>
    </style:style>
    <style:style style:name="P9" style:family="paragraph" style:parent-style-name="Standard">
      <style:paragraph-properties fo:text-align="start" style:justify-single-word="false"/>
      <style:text-properties fo:font-size="12pt" fo:language="es" fo:country="ES" style:text-underline-style="none" officeooo:rsid="0008f31d" officeooo:paragraph-rsid="0012056b" style:font-size-asian="10.5pt" style:font-size-complex="12pt"/>
    </style:style>
    <style:style style:name="P10" style:family="paragraph" style:parent-style-name="Standard" style:list-style-name="L1">
      <style:paragraph-properties fo:text-align="start" style:justify-single-word="false"/>
      <style:text-properties fo:font-size="12pt" fo:language="es" fo:country="ES" style:text-underline-style="none" officeooo:rsid="000eacff" officeooo:paragraph-rsid="000eacff" style:font-size-asian="10.5pt" style:font-size-complex="12pt"/>
    </style:style>
    <style:style style:name="P11" style:family="paragraph" style:parent-style-name="Standard" style:list-style-name="L1">
      <style:paragraph-properties fo:text-align="start" style:justify-single-word="false"/>
      <style:text-properties fo:font-size="12pt" fo:language="es" fo:country="ES" style:text-underline-style="none" officeooo:rsid="000eb9cf" officeooo:paragraph-rsid="000eb9cf" style:font-size-asian="10.5pt" style:font-size-complex="12pt"/>
    </style:style>
    <style:style style:name="P12" style:family="paragraph" style:parent-style-name="Standard">
      <style:paragraph-properties fo:text-align="center" style:justify-single-word="false"/>
      <style:text-properties fo:font-size="24pt" fo:language="es" fo:country="ES" style:text-underline-style="solid" style:text-underline-width="auto" style:text-underline-color="font-color" officeooo:rsid="00087f4b" officeooo:paragraph-rsid="00087f4b" style:font-size-asian="24pt" style:font-size-complex="24pt"/>
    </style:style>
    <style:style style:name="P13" style:family="paragraph" style:parent-style-name="Standard">
      <style:text-properties fo:language="es" fo:country="ES"/>
    </style:style>
    <style:style style:name="P14" style:family="paragraph" style:parent-style-name="Standard" style:list-style-name="L1">
      <style:paragraph-properties fo:text-align="start" style:justify-single-word="false"/>
      <style:text-properties fo:language="es" fo:country="ES" officeooo:paragraph-rsid="000eb9cf"/>
    </style:style>
    <style:style style:name="P15" style:family="paragraph" style:parent-style-name="Standard" style:list-style-name="L1">
      <style:paragraph-properties fo:text-align="start" style:justify-single-word="false"/>
      <style:text-properties fo:language="es" fo:country="ES" officeooo:paragraph-rsid="0008f31d"/>
    </style:style>
    <style:style style:name="P16" style:family="paragraph" style:parent-style-name="Standard" style:list-style-name="L1">
      <style:paragraph-properties fo:text-align="start" style:justify-single-word="false"/>
      <style:text-properties fo:language="es" fo:country="ES" officeooo:paragraph-rsid="0013ce03"/>
    </style:style>
    <style:style style:name="P17" style:family="paragraph" style:parent-style-name="Standard" style:list-style-name="L1">
      <style:paragraph-properties fo:text-align="start" style:justify-single-word="false"/>
      <style:text-properties fo:language="es" fo:country="ES" officeooo:paragraph-rsid="0012056b"/>
    </style:style>
    <style:style style:name="P18" style:family="paragraph" style:parent-style-name="Standard">
      <style:paragraph-properties fo:text-align="start" style:justify-single-word="false"/>
      <style:text-properties fo:language="es" fo:country="ES" officeooo:paragraph-rsid="0013ce03"/>
    </style:style>
    <style:style style:name="P19" style:family="paragraph" style:parent-style-name="Standard" style:list-style-name="L1">
      <style:paragraph-properties fo:text-align="start" style:justify-single-word="false"/>
      <style:text-properties fo:language="es" fo:country="ES" officeooo:rsid="001083fe" officeooo:paragraph-rsid="001083fe"/>
    </style:style>
    <style:style style:name="P20" style:family="paragraph" style:parent-style-name="Standard" style:list-style-name="L1">
      <style:paragraph-properties fo:text-align="start" style:justify-single-word="false"/>
      <style:text-properties fo:language="es" fo:country="ES" officeooo:rsid="0008f31d" officeooo:paragraph-rsid="0008f31d"/>
    </style:style>
    <style:style style:name="P21" style:family="paragraph" style:parent-style-name="Standard">
      <style:text-properties fo:language="es" fo:country="ES" officeooo:rsid="00092ef5" officeooo:paragraph-rsid="00092ef5"/>
    </style:style>
    <style:style style:name="P22" style:family="paragraph" style:parent-style-name="Standard" style:list-style-name="L2">
      <style:text-properties fo:language="es" fo:country="ES" officeooo:rsid="00092ef5" officeooo:paragraph-rsid="00092ef5"/>
    </style:style>
    <style:style style:name="P23" style:family="paragraph" style:parent-style-name="Standard" style:list-style-name="L2">
      <style:text-properties fo:language="es" fo:country="ES" officeooo:rsid="00092ef5" officeooo:paragraph-rsid="000ae3a9"/>
    </style:style>
    <style:style style:name="P24" style:family="paragraph" style:parent-style-name="Standard" style:list-style-name="L2">
      <style:text-properties fo:language="es" fo:country="ES" officeooo:paragraph-rsid="00092ef5"/>
    </style:style>
    <style:style style:name="P25" style:family="paragraph" style:parent-style-name="Standard" style:list-style-name="L2">
      <style:text-properties fo:language="es" fo:country="ES" officeooo:paragraph-rsid="000ae3a9"/>
    </style:style>
    <style:style style:name="P26" style:family="paragraph" style:parent-style-name="Standard">
      <style:paragraph-properties fo:text-align="start" style:justify-single-word="false" fo:break-before="page"/>
      <style:text-properties fo:font-size="12pt" fo:language="es" fo:country="ES" style:text-underline-style="solid" style:text-underline-width="auto" style:text-underline-color="font-color" fo:font-weight="bold" officeooo:rsid="00087f4b" officeooo:paragraph-rsid="00087f4b" style:font-size-asian="10.5pt" style:font-weight-asian="bold" style:font-size-complex="12pt" style:font-weight-complex="bold"/>
    </style:style>
    <style:style style:name="P27" style:family="paragraph" style:parent-style-name="Standard" style:list-style-name="L1">
      <style:paragraph-properties fo:text-align="start" style:justify-single-word="false" fo:break-before="page"/>
      <style:text-properties fo:font-size="12pt" fo:language="es" fo:country="ES" style:text-underline-style="none" officeooo:rsid="00087f4b" officeooo:paragraph-rsid="00087f4b" style:font-size-asian="10.5pt" style:font-size-complex="12pt"/>
    </style:style>
    <style:style style:name="T1" style:family="text">
      <style:text-properties fo:font-size="12pt" style:text-underline-style="none" style:font-size-asian="10.5pt" style:font-size-complex="12pt"/>
    </style:style>
    <style:style style:name="T2" style:family="text">
      <style:text-properties fo:font-size="12pt" style:text-underline-style="none" officeooo:rsid="0008f31d" style:font-size-asian="10.5pt" style:font-size-complex="12pt"/>
    </style:style>
    <style:style style:name="T3" style:family="text">
      <style:text-properties fo:font-size="12pt" style:text-underline-style="none" officeooo:rsid="00092ef5" style:font-size-asian="10.5pt" style:font-size-complex="12pt"/>
    </style:style>
    <style:style style:name="T4" style:family="text">
      <style:text-properties fo:font-size="12pt" style:text-underline-style="none" officeooo:rsid="000ae3a9" style:font-size-asian="10.5pt" style:font-size-complex="12pt"/>
    </style:style>
    <style:style style:name="T5" style:family="text">
      <style:text-properties fo:font-size="12pt" style:text-underline-style="none" officeooo:rsid="000eb9cf" style:font-size-asian="10.5pt" style:font-size-complex="12pt"/>
    </style:style>
    <style:style style:name="T6" style:family="text">
      <style:text-properties fo:font-size="12pt" style:text-underline-style="none" officeooo:rsid="0012056b" style:font-size-asian="10.5pt" style:font-size-complex="12pt"/>
    </style:style>
    <style:style style:name="T7" style:family="text">
      <style:text-properties fo:font-size="12pt" style:text-underline-style="none" officeooo:rsid="0013ce03" style:font-size-asian="10.5pt" style:font-size-complex="12pt"/>
    </style:style>
    <style:style style:name="T8" style:family="text">
      <style:text-properties officeooo:rsid="00092ef5"/>
    </style:style>
    <style:style style:name="T9" style:family="text">
      <style:text-properties officeooo:rsid="000ae3a9"/>
    </style:style>
    <style:style style:name="T10" style:family="text">
      <style:text-properties officeooo:rsid="000b1cee"/>
    </style:style>
    <style:style style:name="T11" style:family="text">
      <style:text-properties officeooo:rsid="000c3a74"/>
    </style:style>
    <style:style style:name="T12" style:family="text">
      <style:text-properties style:font-name="Liberation Serif" officeooo:rsid="000c3a74" style:font-size-asian="12pt"/>
    </style:style>
    <style:style style:name="T13" style:family="text">
      <style:text-properties officeooo:rsid="000c3a74" style:font-size-asian="12pt"/>
    </style:style>
    <style:style style:name="T14" style:family="text">
      <style:text-properties style:use-window-font-color="true" style:font-name="Liberation Serif" officeooo:rsid="000c3a74" style:font-size-asian="12pt"/>
    </style:style>
    <style:style style:name="T15" style:family="text">
      <style:text-properties style:use-window-font-color="true" style:font-name="Liberation Serif" fo:font-style="normal" fo:font-weight="normal" officeooo:rsid="000c3a74" style:font-size-asian="12pt" style:font-style-asian="normal" style:font-weight-asian="normal"/>
    </style:style>
    <style:style style:name="T16" style:family="text">
      <style:text-properties style:use-window-font-color="true" style:font-name="Liberation Serif" fo:font-style="normal" fo:font-weight="normal" officeooo:rsid="000d23b3" style:font-size-asian="12pt" style:font-style-asian="normal" style:font-weight-asian="normal"/>
    </style:style>
    <style:style style:name="T17" style:family="text">
      <style:text-properties officeooo:rsid="000e9517"/>
    </style:style>
    <style:style style:name="T18" style:family="text">
      <style:text-properties officeooo:rsid="000eb9cf"/>
    </style:style>
    <style:style style:name="T19" style:family="text">
      <style:text-properties officeooo:rsid="000fc9ac"/>
    </style:style>
    <style:style style:name="T20" style:family="text">
      <style:text-properties officeooo:rsid="0012056b"/>
    </style:style>
    <style:style style:name="T21" style:family="text">
      <style:text-properties officeooo:rsid="0013ce03"/>
    </style:style>
    <style:style style:name="T22"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forme de aplicacion Proyecto Acceso a Datos Egoitz Perez de Arrilucea 3 Grado Superior Desarrollo de Aplicaciones Multiplataforma <text:span text:style-name="T17">2022-2023</text:span></text:p>
      <text:p text:style-name="P12"/>
      <text:p text:style-name="P1">Descripcion:</text:p>
      <text:p text:style-name="P2">La aplicacion es un juego de combate mediante consola.</text:p>
      <text:p text:style-name="P2">El usuario puede crear su propio jugador y luchar contra diferentes enemigos, con cada combate se sube de nivel que posteriormente permitira mejorar caracteristicas.</text:p>
      <text:p text:style-name="P2">El jugador puede ser exportado a .xml y .dat, para en proximas partidas cargar el jugador de el .dat.</text:p>
      <text:p text:style-name="P2">La partida tambien puede ser exportada a .xml. </text:p>
      <text:p text:style-name="P2"/>
      <text:p text:style-name="P2"/>
      <text:p text:style-name="P2"/>
      <text:p text:style-name="P26">Classes:</text:p>
      <text:list xml:id="list3173183176" text:style-name="L1">
        <text:list-item>
          <text:p text:style-name="P3">Main</text:p>
          <text:list>
            <text:list-header>
              <text:p text:style-name="P5">Funciones:</text:p>
              <text:list>
                <text:list-item>
                  <text:p text:style-name="P10">Main()</text:p>
                  <text:p text:style-name="P10">Primero se intenta importar el fichero de los enemigo y si no se puede lo creara.</text:p>
                  <text:p text:style-name="P10">Despues se le mostrara al usuario las opciones de nuevo jugador: crear uno nuevo o importarlo, <text:span text:style-name="T18">si decide crear uno nuevo se llamara a la funcion crearJugador() , si decide importar llamara a la funcion importarJugadorDAT(), si hay un error al importar mostrara un mensaje de error y las opciones de nuevo jugador de nuevo.</text:span></text:p>
                  <text:p text:style-name="P11">Mostrara los datos de el jugador para informar al usuario.</text:p>
                  <text:p text:style-name="P11">Se creara el objeto partida.</text:p>
                  <text:p text:style-name="P14"><text:span text:style-name="T5">Para los combates se entrara en un bucle, <text:s/>primero se llamara a la funcion seleccionarEnemigo(enemigos) para seleccionar un enemigo que se le pasara a la funcion </text:span>combate(jugador, enemigoSeleccionado, partida) <text:span text:style-name="T18">esta devolvera true o false para saber si el usuario ha ganado o perdido. Si ha perdido se </text:span><text:span text:style-name="T19">registrara la derrota en el objeto partida y se terminara el bucle, si ha ganado se registrara el resultado en la partida y si el enemigo es el aleatorio añadira 100 puntos extra por la dificultad de este, ademas le subira el nivel a el jugador, despues comprobara si el nivel es un multiple de 5 entonces le dara una mejora al usuario, se puede elegir entre tener 10 mas de vida o mas 5 de ataque.</text:span></text:p>
                  <text:p text:style-name="P19">Fuera de el bucle (Solo se puede salir perdiendo) se guardan los datos de la partida y se le muestran al usuario, se le da la opcion de exportar esa partida con la funcion exportarPartidaXML(partida), y despues se le da la opcion de exportar el jugador con las funciones Jugador.exportarJugadorDAT(jugador) y Jugador.exportarJugadorXML(jugador).</text:p>
                  <text:p text:style-name="P10"/>
                </text:list-item>
                <text:list-item>
                  <text:p text:style-name="P5">Enemigo seleccionarEnemigo(Enemigo[])</text:p>
                </text:list-item>
              </text:list>
            </text:list-header>
          </text:list>
        </text:list-item>
      </text:list>
      <text:p text:style-name="P7"><text:tab/><text:tab/><text:span text:style-name="T10">Recibe la lista de enemigos, los printea y pide al usuario que elja uno, al final <text:tab/><text:tab/><text:tab/>devuelve el enemigo seleccionado. Ademas muestra un enemigo aleatorio que no <text:tab/><text:tab/><text:tab/>esta en la lista, si el usuario selecciona este enemigo esta misma funcion crea un <text:tab/><text:tab/><text:tab/>enemigo nuevo con variables aleatorias y lo devuelve.</text:span></text:p>
      <text:p text:style-name="P7"><text:tab/><text:tab/></text:p>
      <text:list xml:id="list10616434961909" text:continue-numbering="true" text:style-name="L1">
        <text:list-item>
          <text:list>
            <text:list-item>
              <text:list>
                <text:list-item>
                  <text:p text:style-name="P5">Boolean combate(Jugador, Enemigo, Partida)</text:p>
                </text:list-item>
              </text:list>
            </text:list-item>
          </text:list>
        </text:list-item>
      </text:list>
      <text:p text:style-name="P8"><text:tab/><text:tab/><text:span text:style-name="T10">Recibe el jugador actual y el enemigo seleccionado por la funcion <text:s/><text:tab/><text:tab/><text:tab/><text:tab/><text:tab/></text:span>seleccionarEnemigo<text:span text:style-name="T10">(), entra en un bucle hasta que se termine el combate, en el <text:tab/><text:tab/><text:tab/>combate el primer turno sera de el jugador, tendra la opcion de atacar o curarse, una <text:tab/><text:tab/>vez acabado su turno se realizara la operacion, sumar vida al jugador o restarle al <text:tab/><text:tab/><text:tab/>enemigo y le sumara puntuacion por la operacion, despues se comprobara si al <text:tab/><text:tab/><text:tab/>enemigo le queda vida, si no es asi el combate terminara, se saldra de el bucle </text:span><text:span text:style-name="T11">y se <text:tab/><text:tab/>retornara true indicando que ha ganado, si no sera el turno de el enemigo, este <text:tab/><text:tab/><text:tab/>siempre atacara, se le resta la vida al jugador y se comprueba si esta llega a 0, si es <text:tab/><text:tab/>asi el combate terminara y se devolvera false indicando que ha perdido y terminando <text:tab/><text:tab/>el programa.</text:span></text:p>
      <text:p text:style-name="P7"/>
      <text:list xml:id="list10616498739763" text:continue-numbering="true" text:style-name="L1">
        <text:list-item>
          <text:list>
            <text:list-item>
              <text:list>
                <text:list-item>
                  <text:p text:style-name="P5">Jugador crearJugador()</text:p>
                </text:list-item>
              </text:list>
            </text:list-item>
          </text:list>
        </text:list-item>
      </text:list>
      <text:p text:style-name="P7"><text:tab/><text:tab/><text:span text:style-name="T11">Pide un nombre al usuario y crea un nuevo objeto jugador con ese nombre y los <text:tab/><text:tab/><text:tab/>datos por defec</text:span><text:span text:style-name="T13">t</text:span><text:span text:style-name="T12">o (V</text:span><text:span text:style-name="T14">ida</text:span><text:span text:style-name="T12"> = 100</text:span><text:span text:style-name="T14">, </text:span><text:span text:style-name="T15">Ataque = 25), </text:span><text:span text:style-name="T16">y</text:span><text:span text:style-name="T15"> </text:span><text:span text:style-name="T16">preguntara al usuario si desea <text:tab/><text:tab/><text:tab/>exportarlo. Al final devolvera el objeto jugador.</text:span></text:p>
      <text:p text:style-name="P7"/>
      <text:p text:style-name="P7"/>
      <text:p text:style-name="P7"/>
      <text:p text:style-name="P7"/>
      <text:list xml:id="list10615199492178" text:continue-numbering="true" text:style-name="L1">
        <text:list-item>
          <text:p text:style-name="P3"><text:soft-page-break/>Partida</text:p>
          <text:list>
            <text:list-header>
              <text:p text:style-name="P5">Variables:</text:p>
              <text:list>
                <text:list-item>
                  <text:p text:style-name="P5"><text:span text:style-name="T8">LocalDateTime </text:span>fecha</text:p>
                </text:list-item>
                <text:list-item>
                  <text:p text:style-name="P15"><text:span text:style-name="T3">int</text:span><text:span text:style-name="T2"> puntuacionTotal</text:span></text:p>
                </text:list-item>
                <text:list-item>
                  <text:p text:style-name="P20"><text:span text:style-name="T3">String[] </text:span><text:span text:style-name="T1">combates</text:span></text:p>
                </text:list-item>
                <text:list-item>
                  <text:p text:style-name="P20"><text:span text:style-name="T3">String </text:span><text:span text:style-name="T1">nombreJugador</text:span></text:p>
                </text:list-item>
              </text:list>
            </text:list-header>
          </text:list>
        </text:list-item>
      </text:list>
      <text:p text:style-name="P7"/>
      <text:list xml:id="list10615853416086" text:continue-numbering="true" text:style-name="L1">
        <text:list-item>
          <text:list>
            <text:list-header>
              <text:p text:style-name="P5">Funciones:</text:p>
              <text:list text:continue-numbering="true">
                <text:list-item>
                  <text:p text:style-name="P5">void exportarPartidaXML(Partida)</text:p>
                  <text:p text:style-name="P16"><text:span text:style-name="T7">se crea el Xstream, se cambian las etiquetas, se escribira el objeto Partida recibido, Se crea</text:span><text:span text:style-name="T6"> el fichero </text:span><text:span text:style-name="T3">Partida_</text:span><text:span text:style-name="T7">fecha</text:span><text:span text:style-name="T3">.xml</text:span><text:span text:style-name="T7"> y mostrara un mensaje para señalizar que ha acabado.</text:span></text:p>
                </text:list-item>
              </text:list>
              <text:p text:style-name="P5"/>
            </text:list-header>
          </text:list>
        </text:list-item>
        <text:list-item>
          <text:p text:style-name="P3">Jugador</text:p>
          <text:list>
            <text:list-header>
              <text:p text:style-name="P5">Variables:</text:p>
              <text:list>
                <text:list-item>
                  <text:p text:style-name="P5"><text:span text:style-name="T8">String </text:span>nombre</text:p>
                </text:list-item>
                <text:list-item>
                  <text:p text:style-name="P15"><text:span text:style-name="T3">int </text:span><text:span text:style-name="T2">vida</text:span></text:p>
                </text:list-item>
                <text:list-item>
                  <text:p text:style-name="P15"><text:span text:style-name="T3">int </text:span><text:span text:style-name="T2">ataque </text:span></text:p>
                </text:list-item>
                <text:list-item>
                  <text:p text:style-name="P15"><text:span text:style-name="T3">int </text:span><text:span text:style-name="T2">nivel</text:span></text:p>
                </text:list-item>
              </text:list>
            </text:list-header>
          </text:list>
        </text:list-item>
      </text:list>
      <text:p text:style-name="P7"/>
      <text:list xml:id="list10616277757105" text:continue-numbering="true" text:style-name="L1">
        <text:list-item>
          <text:list>
            <text:list-header>
              <text:p text:style-name="P5">Funciones:</text:p>
              <text:list text:continue-numbering="true">
                <text:list-item>
                  <text:p text:style-name="P5">Jugador importarJugadorDAT()</text:p>
                  <text:p text:style-name="P16"><text:span text:style-name="T7">Se crea un objeto Jugador vacio, se b</text:span><text:span text:style-name="T6">usca el fichero Jugador.dat, si </text:span><text:span text:style-name="T7">no</text:span><text:span text:style-name="T6"> existe se le informara al usuario, </text:span><text:span text:style-name="T7">si existe se crearan los flujos, se le el jugador y muestra sus datos. Al final devolvera el objeto Jugador.</text:span></text:p>
                  <text:p text:style-name="P5"/>
                </text:list-item>
                <text:list-item>
                  <text:p text:style-name="P5">void exportarJugadorDAT(Jugador)</text:p>
                  <text:p text:style-name="P17"><text:span text:style-name="T6">Busca el fichero Jugador.dat, si existe se le informara al usuario y se le mostrara el jugador guardado, seguido se le pregunta si desea sobreescrirlo o no, </text:span><text:span text:style-name="T7">si decide que no la funcion terminara. Si en cambio decide sobreescribirlo o no hay un fichero previo existente se crearan los flujos, se escribira el objeto Jugador recibido y mostrara un mensaje para señalizar que ha acabado.</text:span></text:p>
                  <text:p text:style-name="P6"/>
                </text:list-item>
                <text:list-item>
                  <text:p text:style-name="P5">void exportarJugadorXML(Jugador)</text:p>
                </text:list-item>
              </text:list>
            </text:list-header>
          </text:list>
        </text:list-item>
      </text:list>
      <text:p text:style-name="P18"><text:span text:style-name="T2"><text:tab/><text:tab/></text:span><text:span text:style-name="T6">Busca el fichero Jugador.xml, </text:span><text:span text:style-name="T7">s</text:span><text:span text:style-name="T6">i existe se le informara al usuario, seguido se le <text:tab/><text:tab/><text:tab/>pregunta si desea sobreescrirlo o no, </text:span><text:span text:style-name="T7">si decide que no la funcion terminara. Si en <text:tab/><text:tab/><text:tab/>cambio decide sobreescribirlo o no hay un fichero previo existente se crea el <text:tab/><text:tab/><text:tab/>Xstream, se cambian las etiquetas, se escribira el objeto Jugador recibido y mostrara <text:tab/><text:tab/>un mensaje para señalizar que ha acabado.</text:span></text:p>
      <text:p text:style-name="P7"/>
      <text:p text:style-name="P7"/>
      <text:p text:style-name="P4"/>
      <text:list xml:id="list10615921916048" text:continue-numbering="true" text:style-name="L1">
        <text:list-item>
          <text:p text:style-name="P27">Enemigo</text:p>
          <text:list>
            <text:list-header>
              <text:p text:style-name="P5">Variables:</text:p>
              <text:list>
                <text:list-item>
                  <text:p text:style-name="P15"><text:span text:style-name="T3">String </text:span><text:span text:style-name="T2">nombre</text:span></text:p>
                </text:list-item>
                <text:list-item>
                  <text:p text:style-name="P15"><text:span text:style-name="T3">int </text:span><text:span text:style-name="T2">vida</text:span></text:p>
                </text:list-item>
                <text:list-item>
                  <text:p text:style-name="P15"><text:span text:style-name="T3">int </text:span><text:span text:style-name="T2">ataque</text:span></text:p>
                  <text:p text:style-name="P5"/>
                </text:list-item>
              </text:list>
              <text:p text:style-name="P5">Funciones:</text:p>
              <text:list text:continue-numbering="true">
                <text:list-item>
                  <text:p text:style-name="P5">Enemigo[] importarEnemigosDAT()</text:p>
                </text:list-item>
              </text:list>
            </text:list-header>
          </text:list>
        </text:list-item>
      </text:list>
      <text:p text:style-name="P9"><text:tab/><text:tab/><text:span text:style-name="T20">Crea una lista de objetos Enemigo vacia, busca el fichero Enemigos.dat . Si el <text:tab/><text:tab/><text:tab/>fichero existe creara los flujos y ira leyendo el fichero en la lista, si no existe <text:tab/><text:tab/><text:tab/>mostrara un mensaje de error y dejara la lista vacia. Al final devolvera la lista. </text:span></text:p>
      <text:p text:style-name="P7"/>
      <text:list xml:id="list10616055094088" text:continue-numbering="true" text:style-name="L1">
        <text:list-item>
          <text:list>
            <text:list-item>
              <text:list>
                <text:list-item>
                  <text:p text:style-name="P6">void exportarEnemigosDAT(Enemigo[])</text:p>
                  <text:p text:style-name="P6"><text:span text:style-name="T20">Crea el fichero Enemigos.dat, crea los fujos, va escribiendo los enemigos de la lista que ha recibido y muestra un mensaje cuando termina.</text:span></text:p>
                </text:list-item>
              </text:list>
            </text:list-item>
          </text:list>
        </text:list-item>
      </text:list>
      <text:p text:style-name="P2"/>
      <text:p text:style-name="P13"/>
      <text:p text:style-name="P21"><text:span text:style-name="T22">Ficheros:</text:span></text:p>
      <text:list xml:id="list2916075083" text:style-name="L2">
        <text:list-item>
          <text:p text:style-name="P22">Enemigos.dat</text:p>
          <text:list>
            <text:list-header>
              <text:p text:style-name="P23">Guarda la lista de objetos enemigo, <text:span text:style-name="T9">se crea con el metodo</text:span><text:span text:style-name="T2"> exportarEnemigosDAT() </text:span><text:span text:style-name="T4">y lee con el metodo </text:span><text:span text:style-name="T2">importarEnemigosDAT(). </text:span><text:span text:style-name="T4">El usuario no duede crear este fichero, viene creado con la applicacion ,al comienzo de la partida se importaran los enemigos guardados en el fichero, si el fichero no esta se creara uno nuevo automaticamente.</text:span></text:p>
              <text:p text:style-name="P22"/>
            </text:list-header>
          </text:list>
        </text:list-item>
        <text:list-item>
          <text:p text:style-name="P22">Jugador.dat</text:p>
          <text:list>
            <text:list-header>
              <text:p text:style-name="P24"><text:span text:style-name="T8">Guarda el objeto jugador, se crea con el metodo exportarJugadorDAT() y lee con el metodo importarJugadorDAT(), </text:span><text:span text:style-name="T9">El usuario decide si lo crea al crear el objeto y al final de la partida, tambien decide si en lugar de crear un objeto nuevo desea importarlo de el fichero al comienzo de la partida.</text:span></text:p>
              <text:p text:style-name="P24"/>
            </text:list-header>
          </text:list>
        </text:list-item>
        <text:list-item>
          <text:p text:style-name="P22">Jugador.xml</text:p>
          <text:list>
            <text:list-header>
              <text:p text:style-name="P23">Guarda el objeto jugador, se crea con el metodo <text:span text:style-name="T2">exportarJugadorXML() </text:span><text:span text:style-name="T4">usando Xstream</text:span><text:span text:style-name="T2">, </text:span><text:span text:style-name="T4">El usuario decide si lo crea al crear el objeto y al final de la partida.</text:span></text:p>
              <text:p text:style-name="P23"/>
            </text:list-header>
          </text:list>
        </text:list-item>
        <text:list-item>
          <text:p text:style-name="P24"><text:span text:style-name="T8">Partida_</text:span><text:span text:style-name="T21">fecha</text:span><text:span text:style-name="T8">.xml</text:span></text:p>
          <text:list>
            <text:list-header>
              <text:p text:style-name="P25"><text:span text:style-name="T9">Guarda </text:span><text:span text:style-name="T4">el objeto partida , se crea con el metodo <text:s/></text:span><text:span text:style-name="T2">exportarPartidaXML</text:span><text:span text:style-name="T4">() usando Xstream. El usuario decide si lo crea al final de la partida.</text:span></text:p>
            </text:list-header>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7T19:57:10.691121727</meta:creation-date>
    <dc:date>2022-11-02T01:06:14.478165426</dc:date>
    <meta:editing-duration>PT29M48S</meta:editing-duration>
    <meta:editing-cycles>6</meta:editing-cycles>
    <meta:generator>LibreOffice/6.4.7.2$Linux_X86_64 LibreOffice_project/40$Build-2</meta:generator>
    <meta:document-statistic meta:table-count="0" meta:image-count="0" meta:object-count="0" meta:page-count="4" meta:paragraph-count="64" meta:word-count="1074" meta:character-count="6480" meta:non-whitespace-character-count="5423"/>
  </office:meta>
</office:document-meta>
</file>